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cm"/>
    </style:style>
    <style:style style:name="co2" style:family="table-column">
      <style:table-column-properties fo:break-before="auto" style:column-width="1.296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5.9cm"/>
    </style:style>
    <style:style style:name="co9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4.604cm"/>
    </style:style>
    <style:style style:name="co11" style:family="table-column">
      <style:table-column-properties fo:break-before="auto" style:column-width="2.67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od1">
      <style:table-properties table:display="true" style:writing-mode="lr-tb"/>
    </style:style>
    <style:style style:name="ce1" style:family="table-cell" style:parent-style-name="Default" style:data-style-name="N120">
      <style:table-cell-properties fo:background-color="#980000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ae5f3" style:text-align-source="fix" style:repeat-content="false" fo:wrap-option="wrap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wrap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fo:border-bottom="none" fo:background-color="#cccccc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ae5f3" style:text-align-source="fix" style:repeat-content="false" fo:wrap-option="wrap" fo:border-left="0.99pt solid #000000" fo:border-right="none" fo:border-top="non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text-align-source="fix" style:repeat-content="false" fo:wrap-option="wrap" fo:border-left="0.99pt solid #000000" fo:border-right="none" fo:border-top="non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f3f3f3" style:text-align-source="fix" style:repeat-content="false" fo:wrap-option="wrap" fo:border-left="0.99pt solid #000000" fo:border-right="none" fo:border-top="non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0">
      <style:table-cell-properties fo:background-color="#cccccc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20">
      <style:table-cell-properties fo:border-bottom="none" fo:background-color="#999999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dae5f3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3f3f3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0">
      <style:table-cell-properties fo:border-bottom="none" fo:background-color="#666666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dae5f3" fo:wrap-option="wrap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border-bottom="none" fo:background-color="#666666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dae5f3" fo:wrap-option="wrap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ackground-color="#f3f3f3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0">
      <style:table-cell-properties fo:border-bottom="none" fo:background-color="#999999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dae5f3" fo:wrap-option="wrap" fo:border-left="0.99pt solid #000000" fo:border-right="none" fo:border-top="none"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text-align-source="fix" style:repeat-content="false" fo:wrap-option="wrap" fo:border-left="0.99pt solid #000000" fo:border-right="none" fo:border-top="none" style:vertical-align="bottom"/>
      <style:paragraph-properties fo:text-align="start" fo:margin-left="0c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3f3f3" style:text-align-source="fix" style:repeat-content="false" fo:wrap-option="wrap" fo:border-left="0.99pt solid #000000" fo:border-right="none" fo:border-top="none" style:vertical-align="bottom"/>
      <style:paragraph-properties fo:text-align="start" fo:margin-left="0c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0">
      <style:table-cell-properties fo:background-color="#999999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dae5f3"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0">
      <style:table-cell-properties fo:border-bottom="none" fo:background-color="#999999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20">
      <style:table-cell-properties fo:background-color="#434343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3f3f3" style:text-align-source="fix" style:repeat-content="false" fo:wrap-option="wrap" style:vertical-align="bottom"/>
      <style:paragraph-properties fo:text-align="start" fo:margin-left="0c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3.82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7.52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58.85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31.60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9.23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71.1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od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number-columns-repeated="2" table:default-cell-style-name="ce3"/>
        <table:table-column table:style-name="co6" table:default-cell-style-name="ce12"/>
        <table:table-column table:style-name="co7" table:default-cell-style-name="ce7"/>
        <table:table-column table:style-name="co8" table:default-cell-style-name="ce18"/>
        <table:table-column table:style-name="co9" table:default-cell-style-name="ce22"/>
        <table:table-column table:style-name="co9" table:default-cell-style-name="ce3"/>
        <table:table-column table:style-name="co10" table:default-cell-style-name="ce3"/>
        <table:table-column table:style-name="co9" table:default-cell-style-name="ce18"/>
        <table:table-column table:style-name="co9" table:number-columns-repeated="2" table:default-cell-style-name="ce28"/>
        <table:table-column table:style-name="co11" table:number-columns-repeated="238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0.001cm" svg:height="14.026cm" svg:x="0cm" svg:y="0cm" draw:caption-point-x="1.551cm" draw:caption-point-y="0.01cm">
              <dc:date>1899-12-30T00:00:00</dc:date>
              <text:p text:style-name="P1"><text:span text:style-name="T1">(Required, except for 'title' type)</text:span></text:p>
            </office:annotation>
            <text:p>Year</text:p>
          </table:table-cell>
          <table:table-cell table:style-name="ce1" office:value-type="string" calcext:value-type="string">
            <office:annotation draw:style-name="gr2" draw:text-style-name="P1" svg:width="0.001cm" svg:height="4.151cm" svg:x="0cm" svg:y="0cm" draw:caption-point-x="2.847cm" draw:caption-point-y="0.01cm">
              <dc:date>1899-12-30T00:00:00</dc:date>
              <text:p text:style-name="P1"><text:span text:style-name="T1">(Optional)</text:span></text:p>
            </office:annotation>
            <text:p>Month</text:p>
          </table:table-cell>
          <table:table-cell table:style-name="ce1" office:value-type="string" calcext:value-type="string">
            <office:annotation draw:style-name="gr2" draw:text-style-name="P1" svg:width="0.001cm" svg:height="4.151cm" svg:x="0cm" svg:y="0cm" draw:caption-point-x="4.276cm" draw:caption-point-y="0.01cm">
              <dc:date>1899-12-30T00:00:00</dc:date>
              <text:p text:style-name="P1"><text:span text:style-name="T1">(Optional)</text:span></text:p>
            </office:annotation>
            <text:p>Day</text:p>
          </table:table-cell>
          <table:table-cell table:style-name="ce5" office:value-type="string" calcext:value-type="string">
            <office:annotation draw:style-name="gr3" draw:text-style-name="P1" svg:width="0.001cm" svg:height="4.546cm" svg:x="0cm" svg:y="0cm" draw:caption-point-x="6.022cm" draw:caption-point-y="0.01cm">
              <dc:date>1899-12-30T00:00:00</dc:date>
              <text:p text:style-name="P1"><text:span text:style-name="T1">(Optional) </text:span></text:p>
            </office:annotation>
            <text:p>End Year</text:p>
          </table:table-cell>
          <table:table-cell table:style-name="ce9" office:value-type="string" calcext:value-type="string">
            <office:annotation draw:style-name="gr3" draw:text-style-name="P1" svg:width="0.001cm" svg:height="4.546cm" svg:x="0cm" svg:y="0cm" draw:caption-point-x="7.61cm" draw:caption-point-y="0.01cm">
              <dc:date>1899-12-30T00:00:00</dc:date>
              <text:p text:style-name="P1"><text:span text:style-name="T1">(Optional) </text:span></text:p>
            </office:annotation>
            <text:p>End Month</text:p>
          </table:table-cell>
          <table:table-cell table:style-name="ce9" office:value-type="string" calcext:value-type="string">
            <office:annotation draw:style-name="gr3" draw:text-style-name="P1" svg:width="0.001cm" svg:height="4.546cm" svg:x="0cm" svg:y="0cm" draw:caption-point-x="9.197cm" draw:caption-point-y="0.01cm">
              <dc:date>1899-12-30T00:00:00</dc:date>
              <text:p text:style-name="P1"><text:span text:style-name="T1">(Optional) </text:span></text:p>
            </office:annotation>
            <text:p>End Day</text:p>
          </table:table-cell>
          <table:table-cell table:style-name="ce10" office:value-type="string" calcext:value-type="string">
            <office:annotation draw:style-name="gr4" draw:text-style-name="P1" svg:width="0.001cm" svg:height="37.726cm" svg:x="0cm" svg:y="0cm" draw:caption-point-x="10.89cm" draw:caption-point-y="0.01cm">
              <dc:date>1899-12-30T00:00:00</dc:date>
              <text:p text:style-name="P1"><text:span text:style-name="T1">(Optional) Overrides TimelineJS date formatting and displays the contents of this cell instead.</text:span></text:p>
            </office:annotation>
            <text:p>Display Date</text:p>
          </table:table-cell>
          <table:table-cell table:style-name="ce14" office:value-type="string" calcext:value-type="string">
            <office:annotation draw:style-name="gr2" draw:text-style-name="P1" svg:width="0.001cm" svg:height="4.151cm" svg:x="0cm" svg:y="0cm" draw:caption-point-x="14.965cm" draw:caption-point-y="0.01cm">
              <dc:date>1899-12-30T00:00:00</dc:date>
              <text:p text:style-name="P1"><text:span text:style-name="T1">(Optional)</text:span></text:p>
            </office:annotation>
            <text:p>Headline</text:p>
          </table:table-cell>
          <table:table-cell table:style-name="ce16" office:value-type="string" calcext:value-type="string">
            <office:annotation draw:style-name="gr3" draw:text-style-name="P1" svg:width="0.001cm" svg:height="4.546cm" svg:x="0cm" svg:y="0cm" draw:caption-point-x="20.865cm" draw:caption-point-y="0.01cm">
              <dc:date>1899-12-30T00:00:00</dc:date>
              <text:p text:style-name="P1"><text:span text:style-name="T1">(Optional) </text:span></text:p>
            </office:annotation>
            <text:p>Text</text:p>
          </table:table-cell>
          <table:table-cell table:style-name="ce20" office:value-type="string" calcext:value-type="string">
            <office:annotation draw:style-name="gr5" draw:text-style-name="P1" svg:width="0.001cm" svg:height="59.056cm" svg:x="0cm" svg:y="0cm" draw:caption-point-x="24.067cm" draw:caption-point-y="0.01cm">
              <dc:date>1899-12-30T00:00:00</dc:date>
              <text:p text:style-name="P1"><text:span text:style-name="T1">(Optional) </text:span></text:p>
              <text:p text:style-name="P1"/>
              <text:p text:style-name="P1"><text:span text:style-name="T1">can be a link to:</text:span></text:p>
              <text:p text:style-name="P1"><text:span text:style-name="T1">youtube, vimeo, soundcloud, dailymotion, instagram, twit pic, twitter status, google plus status, wikipedia, or an image</text:span></text:p>
            </office:annotation>
            <text:p>Media</text:p>
          </table:table-cell>
          <table:table-cell table:style-name="ce24" office:value-type="string" calcext:value-type="string">
            <office:annotation draw:style-name="gr3" draw:text-style-name="P1" svg:width="0.001cm" svg:height="4.546cm" svg:x="0cm" svg:y="0cm" draw:caption-point-x="27.268cm" draw:caption-point-y="0.01cm">
              <dc:date>1899-12-30T00:00:00</dc:date>
              <text:p text:style-name="P1"><text:span text:style-name="T1">(Optional) </text:span></text:p>
            </office:annotation>
            <text:p>Media Credit</text:p>
          </table:table-cell>
          <table:table-cell table:style-name="ce24" office:value-type="string" calcext:value-type="string">
            <office:annotation draw:style-name="gr3" draw:text-style-name="P1" svg:width="0.001cm" svg:height="4.546cm" svg:x="0cm" svg:y="0cm" draw:caption-point-x="31.872cm" draw:caption-point-y="0.01cm">
              <dc:date>1899-12-30T00:00:00</dc:date>
              <text:p text:style-name="P1"><text:span text:style-name="T1">(Optional) </text:span></text:p>
            </office:annotation>
            <text:p>Media Caption</text:p>
          </table:table-cell>
          <table:table-cell table:style-name="ce26" office:value-type="string" calcext:value-type="string">
            <office:annotation draw:style-name="gr6" draw:text-style-name="P1" svg:width="0.001cm" svg:height="31.801cm" svg:x="0cm" svg:y="0cm" draw:caption-point-x="35.073cm" draw:caption-point-y="0.01cm">
              <dc:date>1899-12-30T00:00:00</dc:date>
              <text:p text:style-name="P1"><text:span text:style-name="T1">(Optional) </text:span></text:p>
              <text:p text:style-name="P1"><text:span text:style-name="T1">Link to a image file. The image should be no larger than 32px x 32px.</text:span></text:p>
            </office:annotation>
            <text:p>Media Thumbnail</text:p>
          </table:table-cell>
          <table:table-cell table:style-name="ce27" office:value-type="string" calcext:value-type="string">
            <office:annotation draw:style-name="gr7" draw:text-style-name="P1" svg:width="0.001cm" svg:height="29.431cm" svg:x="0cm" svg:y="0cm" draw:caption-point-x="38.275cm" draw:caption-point-y="0.01cm">
              <dc:date>1899-12-30T00:00:00</dc:date>
              <text:p text:style-name="P1"><text:span text:style-name="T1">(Optional) </text:span></text:p>
              <text:p text:style-name="P1"><text:span text:style-name="T1">Groups are a way to show events that are related to one another</text:span></text:p>
            </office:annotation>
            <text:p>Group</text:p>
          </table:table-cell>
          <table:table-cell table:style-name="ce27" office:value-type="string" calcext:value-type="string">
            <office:annotation draw:style-name="gr8" draw:text-style-name="P1" svg:width="0.001cm" svg:height="71.301cm" svg:x="0cm" svg:y="0cm" draw:caption-point-x="41.476cm" draw:caption-point-y="0.01cm">
              <dc:date>1899-12-30T00:00:00</dc:date>
              <text:p text:style-name="P1"><text:span text:style-name="T1">(Optional) </text:span></text:p>
              <text:p text:style-name="P1"><text:span text:style-name="T1">Change the slide background by entering a hexadecimal color (#333333) or an image url (http://knightlab.northwestern.edu/wp-content/uploads/2015/03/front-page-image.jpg)</text:span></text:p>
            </office:annotation>
            <text:p>Background</text:p>
          </table:table-cell>
          <table:table-cell table:number-columns-repeated="238"/>
        </table:table-row>
        <table:table-row table:style-name="ro2">
          <table:table-cell table:style-name="ce2" office:value-type="string" calcext:value-type="string">
            <text:p>1905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3</text:p>
          </table:table-cell>
          <table:table-cell table:style-name="ce6"/>
          <table:table-cell table:style-name="ce2" table:number-columns-repeated="2"/>
          <table:table-cell table:style-name="ce11"/>
          <table:table-cell table:style-name="ce15" office:value-type="string" calcext:value-type="string">
            <text:p>Google Spreadsheet Example</text:p>
          </table:table-cell>
          <table:table-cell table:style-name="ce17" office:value-type="string" calcext:value-type="string">
            <text:p>This is a test of using google spreadsheets as a source for the timeline tool</text:p>
          </table:table-cell>
          <table:table-cell table:style-name="ce21" office:value-type="string" calcext:value-type="string">
            <text:p><text:a xlink:href="http://www.flickr.com/photos/zachwise/6115056146/in/photostream" xlink:type="simple">http://www.flickr.com/photos/zachwise/6115056146/in/photostream</text:a></text:p>
          </table:table-cell>
          <table:table-cell table:style-name="ce25" office:value-type="string" calcext:value-type="string">
            <text:p>Zach Wise/verite.co</text:p>
          </table:table-cell>
          <table:table-cell table:style-name="ce25" office:value-type="string" calcext:value-type="string">
            <text:p>&lt;a href="http://www.flickr.com/photos/zachwise/6115056146/" title="Chicago by zach.wise, on Flickr"&gt;Chicago by zach.wise&lt;/a&gt;</text:p>
          </table:table-cell>
          <table:table-cell table:style-name="ce17"/>
          <table:table-cell table:style-name="ce25" table:number-columns-repeated="2"/>
          <table:table-cell table:number-columns-repeated="238"/>
        </table:table-row>
        <table:table-row table:style-name="ro3">
          <table:table-cell office:value-type="string" calcext:value-type="string">
            <text:p>2012</text:p>
          </table:table-cell>
          <table:table-cell table:number-columns-repeated="2"/>
          <table:table-cell office:value-type="string" calcext:value-type="string">
            <text:p>2012</text:p>
          </table:table-cell>
          <table:table-cell table:number-columns-repeated="2"/>
          <table:table-cell office:value-type="string" calcext:value-type="string">
            <text:p>January — February</text:p>
          </table:table-cell>
          <table:table-cell office:value-type="string" calcext:value-type="string">
            <text:p>A Flickr Example</text:p>
          </table:table-cell>
          <table:table-cell office:value-type="string" calcext:value-type="string">
            <text:p>TimelineJS is an open-source tool that enables you to build visually-rich interactive timelines and is available in 40 languages.</text:p>
          </table:table-cell>
          <table:table-cell office:value-type="string" calcext:value-type="string">
            <text:p><text:a xlink:href="http://www.flickr.com/photos/zachwise/6687123779/in/photostream" xlink:type="simple">http://www.flickr.com/photos/zachwise/6687123779/in/photostream</text:a></text:p>
          </table:table-cell>
          <table:table-cell office:value-type="string" calcext:value-type="string">
            <text:p>Zach Wise/verite.co</text:p>
          </table:table-cell>
          <table:table-cell office:value-type="string" calcext:value-type="string">
            <text:p>Enjoying the snow while sheltered at the train station</text:p>
          </table:table-cell>
          <table:table-cell table:number-columns-repeated="241"/>
        </table:table-row>
        <table:table-row table:style-name="ro4">
          <table:table-cell table:style-name="ce4" office:value-type="string" calcext:value-type="string">
            <text:p>201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2011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5</text:p>
          </table:table-cell>
          <table:table-cell table:style-name="ce13"/>
          <table:table-cell table:style-name="ce8" office:value-type="string" calcext:value-type="string">
            <text:p>Another Flickr Example</text:p>
          </table:table-cell>
          <table:table-cell table:style-name="ce19" office:value-type="string" calcext:value-type="string">
            <text:p>It's Easy to Make Your Own Timeline</text:p>
          </table:table-cell>
          <table:table-cell table:style-name="ce23" office:value-type="string" calcext:value-type="string">
            <text:p><text:a xlink:href="http://www.flickr.com/photos/zachwise/6894476777/in/photostream" xlink:type="simple">http://www.flickr.com/photos/zachwise/6894476777/in/photostream</text:a></text:p>
          </table:table-cell>
          <table:table-cell table:style-name="ce4" office:value-type="string" calcext:value-type="string">
            <text:p>Zach Wise/verite.co</text:p>
          </table:table-cell>
          <table:table-cell table:style-name="ce4" office:value-type="string" calcext:value-type="string">
            <text:p>Chicago to NYC</text:p>
          </table:table-cell>
          <table:table-cell table:style-name="ce19"/>
          <table:table-cell table:style-name="ce4"/>
          <table:table-cell table:style-name="ce4" office:value-type="string" calcext:value-type="string">
            <text:p>#333333</text:p>
          </table:table-cell>
          <table:table-cell table:number-columns-repeated="238"/>
        </table:table-row>
        <table:table-row table:style-name="ro4">
          <table:table-cell office:value-type="string" calcext:value-type="string">
            <text:p>20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Vimeo Example</text:p>
          </table:table-cell>
          <table:table-cell office:value-type="string" calcext:value-type="string">
            <text:p>Illustrate your Timeline with photos, videos, tweets and more.</text:p>
          </table:table-cell>
          <table:table-cell office:value-type="string" calcext:value-type="string">
            <text:p><text:a xlink:href="https://vimeo.com/10089801" xlink:type="simple">https://vimeo.com/10089801</text:a></text:p>
          </table:table-cell>
          <table:table-cell office:value-type="string" calcext:value-type="string">
            <text:p>Greg Solenström</text:p>
          </table:table-cell>
          <table:table-cell office:value-type="string" calcext:value-type="string">
            <text:p>Jay Z - "Hello Brooklyn"</text:p>
          </table:table-cell>
          <table:table-cell table:number-columns-repeated="241"/>
        </table:table-row>
        <table:table-row table:style-name="ro4">
          <table:table-cell table:style-name="ce4" office:value-type="string" calcext:value-type="string">
            <text:p>2011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</text:p>
          </table:table-cell>
          <table:table-cell table:style-name="ce8" office:value-type="string" calcext:value-type="string">
            <text:p>2011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2</text:p>
          </table:table-cell>
          <table:table-cell table:style-name="ce13"/>
          <table:table-cell table:style-name="ce8" office:value-type="string" calcext:value-type="string">
            <text:p>SoundCloud Example</text:p>
          </table:table-cell>
          <table:table-cell table:style-name="ce19"/>
          <table:table-cell table:style-name="ce23" office:value-type="string" calcext:value-type="string">
            <text:p><text:a xlink:href="https://soundcloud.com/conferenceofthebirds/tuesday-02-11-pm" xlink:type="simple">https://soundcloud.com/conferenceofthebirds/tuesday-02-11-pm</text:a></text:p>
          </table:table-cell>
          <table:table-cell table:style-name="ce4" office:value-type="string" calcext:value-type="string">
            <text:p>recorded by Joe Germuska</text:p>
          </table:table-cell>
          <table:table-cell table:style-name="ce4" office:value-type="string" calcext:value-type="string">
            <text:p>A recording of the radiators at Knight Lab</text:p>
          </table:table-cell>
          <table:table-cell table:style-name="ce19"/>
          <table:table-cell table:style-name="ce4" table:number-columns-repeated="2"/>
          <table:table-cell table:number-columns-repeated="238"/>
        </table:table-row>
        <table:table-row table:style-name="ro5">
          <table:table-cell office:value-type="string" calcext:value-type="string">
            <text:p>20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Tube Example</text:p>
          </table:table-cell>
          <table:table-cell/>
          <table:table-cell office:value-type="string" calcext:value-type="string">
            <text:p><text:a xlink:href="http://www.youtube.com/watch?v=3DiCvHiDWiY" xlink:type="simple">http://www.youtube.com/watch?v=3DiCvHiDWiY</text:a></text:p>
          </table:table-cell>
          <table:table-cell/>
          <table:table-cell office:value-type="string" calcext:value-type="string">
            <text:p>Edwin Land on BBC</text:p>
          </table:table-cell>
          <table:table-cell table:number-columns-repeated="241"/>
        </table:table-row>
        <table:table-row table:style-name="ro5">
          <table:table-cell table:style-name="ce4" office:value-type="string" calcext:value-type="string">
            <text:p>2011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6</text:p>
          </table:table-cell>
          <table:table-cell table:style-name="ce8" office:value-type="string" calcext:value-type="string">
            <text:p>2011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7</text:p>
          </table:table-cell>
          <table:table-cell table:style-name="ce13"/>
          <table:table-cell table:style-name="ce8" office:value-type="string" calcext:value-type="string">
            <text:p>Tweet Example</text:p>
          </table:table-cell>
          <table:table-cell table:style-name="ce19"/>
          <table:table-cell table:style-name="ce23" office:value-type="string" calcext:value-type="string">
            <text:p><text:a xlink:href="https://twitter.com/#!/ArjunaSoriano/status/164181156147900416" xlink:type="simple">https://twitter.com/#!/ArjunaSoriano/status/164181156147900416</text:a></text:p>
          </table:table-cell>
          <table:table-cell table:style-name="ce4" table:number-columns-repeated="2"/>
          <table:table-cell table:style-name="ce19"/>
          <table:table-cell table:style-name="ce4"/>
          <table:table-cell table:style-name="ce29" office:value-type="string" calcext:value-type="string">
            <text:p><text:a xlink:href="http://knightlab.northwestern.edu/wp-content/uploads/2015/03/front-page-image.jpg" xlink:type="simple">http://knightlab.northwestern.edu/wp-content/uploads/2015/03/front-page-image.jpg</text:a></text:p>
          </table:table-cell>
          <table:table-cell table:number-columns-repeated="238"/>
        </table:table-row>
        <table:table-row table:style-name="ro4">
          <table:table-cell office:value-type="string" calcext:value-type="string">
            <text:p>20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1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string" calcext:value-type="string">
            <text:p>Google Map Example</text:p>
          </table:table-cell>
          <table:table-cell office:value-type="string" calcext:value-type="string">
            <text:p>Just put a link to the map. Nothing fancy, just a link.</text:p>
          </table:table-cell>
          <table:table-cell office:value-type="string" calcext:value-type="string">
            <text:p><text:a xlink:href="https://www.google.com/maps/place/Medill+School+of+Journalism,+Media,+Integrated+Marketing+Communications+Office+of+Dean/@42.0509363,-87.6737809,18z/data=!4m2!3m1!1s0x0000000000000000:0x683bff755fbf8f0c" xlink:type="simple">https://www.google.com/maps/place/Medill+School+of+Journalism,+Media,+Integrated+Marketing+Communications+Office+of+Dean/@42.0509363,-87.6737809,18z/data=!4m2!3m1!1s0x0000000000000000:0x683bff755fbf8f0c</text:a></text:p>
          </table:table-cell>
          <table:table-cell table:number-columns-repeated="2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5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d1" style:display-name="PageStyle_o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2T17:32:27.066144427</dc:date>
    <dc:creator>Kropotkin </dc:creator>
    <meta:editing-duration>PT10M55S</meta:editing-duration>
    <meta:editing-cycles>2</meta:editing-cycles>
    <meta:generator>LibreOffice/4.3.3.2$Linux_X86_64 LibreOffice_project/430m0$Build-2</meta:generator>
    <meta:document-statistic meta:table-count="1" meta:cell-count="91" meta:object-count="0"/>
  </office:meta>
</office:document-meta>
</file>